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Arial1"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officeooo:rsid="00031374" officeooo:paragraph-rsid="00031374"/>
    </style:style>
    <style:style style:name="P2" style:family="paragraph" style:parent-style-name="Standard">
      <style:paragraph-properties fo:line-height="150%" fo:text-align="justify" style:justify-single-word="false"/>
      <style:text-properties style:font-name="Arial" officeooo:paragraph-rsid="0004bab1"/>
    </style:style>
    <style:style style:name="P3" style:family="paragraph" style:parent-style-name="Standard">
      <style:paragraph-properties fo:text-align="justify" style:justify-single-word="false"/>
      <style:text-properties style:font-name="Arial" style:text-underline-style="none"/>
    </style:style>
    <style:style style:name="P4" style:family="paragraph" style:parent-style-name="Standard">
      <style:paragraph-properties fo:line-height="150%" fo:text-align="justify" style:justify-single-word="false"/>
      <style:text-properties officeooo:paragraph-rsid="0006d739"/>
    </style:style>
    <style:style style:name="P5" style:family="paragraph" style:parent-style-name="Text_20_body">
      <style:paragraph-properties fo:line-height="150%" fo:text-align="justify" style:justify-single-word="false"/>
      <style:text-properties style:font-name="Arial" fo:font-weight="bold" officeooo:rsid="00031374" officeooo:paragraph-rsid="00031374" style:font-weight-asian="bold" style:font-weight-complex="bold"/>
    </style:style>
    <style:style style:name="P6" style:family="paragraph" style:parent-style-name="Text_20_body">
      <style:paragraph-properties fo:line-height="150%" fo:text-align="justify" style:justify-single-word="false"/>
      <style:text-properties style:font-name="Arial"/>
    </style:style>
    <style:style style:name="P7" style:family="paragraph" style:parent-style-name="Standard">
      <style:paragraph-properties fo:line-height="150%" fo:text-align="justify" style:justify-single-word="false"/>
      <style:text-properties style:font-name="Arial" fo:font-weight="bold" officeooo:rsid="00031374" officeooo:paragraph-rsid="00031374"/>
    </style:style>
    <style:style style:name="P8" style:family="paragraph" style:parent-style-name="Standard">
      <style:paragraph-properties fo:line-height="150%" fo:text-align="justify" style:justify-single-word="false"/>
      <style:text-properties style:font-name="Arial" fo:font-weight="bold" officeooo:rsid="0004bab1" officeooo:paragraph-rsid="0004bab1" style:font-weight-asian="bold" style:font-weight-complex="bold"/>
    </style:style>
    <style:style style:name="P9" style:family="paragraph" style:parent-style-name="Standard">
      <style:paragraph-properties fo:line-height="150%" fo:text-align="justify" style:justify-single-word="false"/>
      <style:text-properties style:font-name="Arial"/>
    </style:style>
    <style:style style:name="P10" style:family="paragraph" style:parent-style-name="Standard">
      <style:paragraph-properties fo:line-height="150%" fo:text-align="justify" style:justify-single-word="false"/>
      <style:text-properties style:font-name="Arial" fo:font-weight="normal" officeooo:paragraph-rsid="0004bab1"/>
    </style:style>
    <style:style style:name="P11" style:family="paragraph" style:parent-style-name="Standard" style:list-style-name="L2">
      <style:text-properties style:font-name="Arial" style:text-underline-style="none" officeooo:rsid="0006d739" officeooo:paragraph-rsid="0006d739"/>
    </style:style>
    <style:style style:name="P12" style:family="paragraph" style:parent-style-name="Standard">
      <style:paragraph-properties fo:line-height="150%" fo:text-align="justify" style:justify-single-word="false"/>
      <style:text-properties style:font-name="Arial" fo:font-size="15pt" officeooo:paragraph-rsid="00031374" style:font-size-asian="15pt" style:font-size-complex="15pt"/>
    </style:style>
    <style:style style:name="P13" style:family="paragraph" style:parent-style-name="Standard">
      <style:text-properties style:font-name="Arial1"/>
    </style:style>
    <style:style style:name="P14" style:family="paragraph" style:parent-style-name="Standard">
      <style:text-properties style:font-name="Arial1" fo:font-weight="bold" style:font-weight-asian="bold" style:font-weight-complex="bold"/>
    </style:style>
    <style:style style:name="P15" style:family="paragraph" style:parent-style-name="Standard" style:list-style-name="L4">
      <style:text-properties style:font-name="Arial1"/>
    </style:style>
    <style:style style:name="P16" style:family="paragraph" style:parent-style-name="Standard" style:list-style-name="L5">
      <style:text-properties style:font-name="Arial1"/>
    </style:style>
    <style:style style:name="P17" style:family="paragraph" style:parent-style-name="Standard" style:list-style-name="L6">
      <style:text-properties style:font-name="Arial1"/>
    </style:style>
    <style:style style:name="P18" style:family="paragraph" style:parent-style-name="Standard">
      <style:text-properties style:font-name="Arial1" fo:font-weight="normal" style:font-weight-asian="normal" style:font-weight-complex="normal"/>
    </style:style>
    <style:style style:name="P19" style:family="paragraph" style:parent-style-name="Standard">
      <style:text-properties style:font-name="Arial1" fo:font-size="15pt" fo:font-weight="bold" style:font-size-asian="15pt" style:font-weight-asian="bold" style:font-size-complex="15pt" style:font-weight-complex="bold"/>
    </style:style>
    <style:style style:name="P20" style:family="paragraph" style:parent-style-name="Standard">
      <style:text-properties fo:font-size="15pt" style:font-size-asian="15pt" style:font-size-complex="15pt"/>
    </style:style>
    <style:style style:name="P21" style:family="paragraph" style:parent-style-name="Text_20_body">
      <style:paragraph-properties fo:line-height="150%" fo:text-align="justify" style:justify-single-word="false"/>
      <style:text-properties style:font-name="Arial" fo:font-weight="normal" officeooo:paragraph-rsid="0004bab1"/>
    </style:style>
    <style:style style:name="P22" style:family="paragraph" style:parent-style-name="Text_20_body">
      <style:paragraph-properties fo:line-height="150%" fo:text-align="justify" style:justify-single-word="false"/>
      <style:text-properties style:font-name="Arial"/>
    </style:style>
    <style:style style:name="P23" style:family="paragraph" style:parent-style-name="Text_20_body" style:list-style-name="L1">
      <style:paragraph-properties fo:line-height="150%" fo:text-align="justify" style:justify-single-word="false"/>
      <style:text-properties style:font-name="Arial"/>
    </style:style>
    <style:style style:name="P24" style:family="paragraph" style:parent-style-name="Text_20_body">
      <style:paragraph-properties fo:line-height="150%" fo:text-align="justify" style:justify-single-word="false"/>
    </style:style>
    <style:style style:name="P25" style:family="paragraph" style:parent-style-name="Text_20_body" style:list-style-name="L3">
      <style:paragraph-properties fo:line-height="150%" fo:text-align="justify" style:justify-single-word="false"/>
    </style:style>
    <style:style style:name="P26" style:family="paragraph" style:parent-style-name="Text_20_body" style:list-style-name="L1">
      <style:paragraph-properties fo:margin-top="0cm" fo:margin-bottom="0cm" loext:contextual-spacing="false" fo:line-height="150%" fo:text-align="justify" style:justify-single-word="false"/>
      <style:text-properties style:font-name="Arial"/>
    </style:style>
    <style:style style:name="P27" style:family="paragraph" style:parent-style-name="Text_20_body" style:list-style-name="L1">
      <style:paragraph-properties fo:margin-top="0cm" fo:margin-bottom="0cm" loext:contextual-spacing="false" fo:line-height="150%" fo:text-align="justify" style:justify-single-word="false"/>
      <style:text-properties style:font-name="Arial" fo:font-weight="normal"/>
    </style:style>
    <style:style style:name="P28" style:family="paragraph" style:parent-style-name="Text_20_body" style:list-style-name="L3">
      <style:paragraph-properties fo:margin-top="0cm" fo:margin-bottom="0cm" loext:contextual-spacing="false" fo:line-height="150%" fo:text-align="justify" style:justify-single-word="false"/>
    </style:style>
    <style:style style:name="T1" style:family="text">
      <style:text-properties fo:font-weight="bold"/>
    </style:style>
    <style:style style:name="T2" style:family="text">
      <style:text-properties fo:font-weight="bold" officeooo:rsid="00031374"/>
    </style:style>
    <style:style style:name="T3" style:family="text">
      <style:text-properties fo:font-weight="bold" officeooo:rsid="0004bab1"/>
    </style:style>
    <style:style style:name="T4" style:family="text">
      <style:text-properties fo:font-weight="bold" officeooo:rsid="0008b1a5"/>
    </style:style>
    <style:style style:name="T5" style:family="text">
      <style:text-properties officeooo:rsid="00031374"/>
    </style:style>
    <style:style style:name="T6" style:family="text">
      <style:text-properties fo:font-weight="normal"/>
    </style:style>
    <style:style style:name="T7" style:family="text">
      <style:text-properties style:font-name="Arial"/>
    </style:style>
    <style:style style:name="T8" style:family="text">
      <style:text-properties style:font-name="Arial" style:text-underline-style="none" officeooo:rsid="0006d739"/>
    </style:style>
    <style:style style:name="T9" style:family="text">
      <style:text-properties officeooo:rsid="0006d739"/>
    </style:style>
    <style:style style:name="T10" style:family="text">
      <style:text-properties fo:font-style="normal" fo:font-weight="normal"/>
    </style:style>
    <style:style style:name="T11" style:family="text">
      <style:text-properties fo:font-variant="normal" fo:text-transform="none" fo:color="#000000" fo:letter-spacing="normal"/>
    </style:style>
    <style:style style:name="T12" style:family="text">
      <style:text-properties fo:font-variant="normal" fo:text-transform="none" fo:color="#000000" fo:letter-spacing="normal" fo:font-style="normal" fo:font-weight="normal"/>
    </style:style>
    <style:style style:name="T13" style:family="text">
      <style:text-properties style:font-name="Arial1"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Analista de Dados</text:p>
      <text:p text:style-name="P13"/>
      <text:p text:style-name="P13">Um Analista de Dados é a profissão adequada para quem é altamente analítico, possui forte conhecimento matemático, é curioso e inquisitivo.</text:p>
      <text:p text:style-name="P13"/>
      <text:p text:style-name="P18">É responsável por diversas funções, como:</text:p>
      <text:list xml:id="list3289382775317182394" text:style-name="L6">
        <text:list-item>
          <text:p text:style-name="P17"><text:span text:style-name="T10">Criar e manter processos automatizados de dados</text:span></text:p>
        </text:list-item>
        <text:list-item>
          <text:p text:style-name="P17"><text:span text:style-name="T10">Identificar áreas passíveis de aumento de eficiência e automação</text:span></text:p>
        </text:list-item>
        <text:list-item>
          <text:p text:style-name="P17"><text:span text:style-name="T10">Monitorar a qualidade dos dados</text:span></text:p>
        </text:list-item>
        <text:list-item>
          <text:p text:style-name="P17"><text:span text:style-name="T10">Manipular, analisar e interpretar grupos de dados complexos relacionados aos negócios do empregador</text:span></text:p>
        </text:list-item>
        <text:list-item>
          <text:p text:style-name="P17"><text:span text:style-name="T10">Criar objetos de visualização de dados como gráficos e planilhas</text:span></text:p>
        </text:list-item>
        <text:list-item>
          <text:p text:style-name="P17"><text:span text:style-name="T10">Recolher, entender e documentar requerimentos detalhados usando as técnicas e ferramentas mais apropriadas</text:span></text:p>
        </text:list-item>
        <text:list-item>
          <text:p text:style-name="P17"><text:span text:style-name="T10">Entre outras…</text:span></text:p>
        </text:list-item>
      </text:list>
      <text:p text:style-name="P13"/>
      <text:p text:style-name="P13">Geralmente trabalha em escritórios, podendo envolver viagens para consultas, possuindo apesar disto, alta empregabilidade e uma área vasta de atuação, já que sua tarefa é aplicável a qualquer área comercial e científica, trabalhando muitas vezes com sistemas complexos, nem sempre bem desenvolvidos, o que requer alto nível de concentração e atenção aos detalhes.</text:p>
      <text:p text:style-name="P13">A necessidade de uma boa comunicação se justifica pela necessidade de compreender bem os requerimentos dos clientes e apresentar os dados de uma forma acessível.</text:p>
      <text:p text:style-name="P13"/>
      <text:p text:style-name="P13">Uma formação acadêmica é variável, sendo possível atuar na área através de uma vasta quantidade de formações possíveis, dentre elas:</text:p>
      <text:list xml:id="list4235408028571173042" text:style-name="L4">
        <text:list-item>
          <text:p text:style-name="P15"><text:span text:style-name="T10">Ciência da Computação</text:span></text:p>
        </text:list-item>
        <text:list-item>
          <text:p text:style-name="P15"><text:span text:style-name="T10">Economia</text:span></text:p>
        </text:list-item>
        <text:list-item>
          <text:p text:style-name="P15"><text:span text:style-name="T10">Gerente de Informação</text:span></text:p>
        </text:list-item>
        <text:list-item>
          <text:p text:style-name="P15"><text:span text:style-name="T10">Matemática</text:span></text:p>
        </text:list-item>
        <text:list-item>
          <text:p text:style-name="P15"><text:span text:style-name="T10">Estatística</text:span></text:p>
        </text:list-item>
        <text:list-item>
          <text:p text:style-name="P15"><text:span text:style-name="T10">Ciência de Dados</text:span></text:p>
        </text:list-item>
      </text:list>
      <text:p text:style-name="P13"/>
      <text:p text:style-name="P13">É requerido de um bom Analista de Dados a habilidade de ter atenção aos detalhes, comunicar-se bem e ser altamente organizado. Não é necessário apenas entender os dados, mas ser capaz de prover uma análise objetiva, eficaz e acessível ao cliente, como também boa habilidade em comunicação escrita e verbal.</text:p>
      <text:p text:style-name="P13"/>
      <text:p text:style-name="P13">Dentre os conhecimentos referentes à profissão, destacam-se:</text:p>
      <text:list xml:id="list130465393267916297" text:style-name="L5">
        <text:list-item>
          <text:p text:style-name="P16"><text:span text:style-name="T10">Linguagens de Banco de Dados (SQL...)</text:span></text:p>
        </text:list-item>
        <text:list-item>
          <text:p text:style-name="P16"><text:span text:style-name="T10">Programação (XML, JavaScript…)</text:span></text:p>
        </text:list-item>
        <text:list-item>
          <text:p text:style-name="P16"><text:span text:style-name="T10">Data Mining</text:span></text:p>
        </text:list-item>
        <text:list-item>
          <text:p text:style-name="P16"><text:span text:style-name="T10">Design de Banco de Dados</text:span></text:p>
        </text:list-item>
        <text:list-item>
          <text:p text:style-name="P16"><text:span text:style-name="T12">Resolução de Problemas de forma Analítica</text:span></text:p>
        </text:list-item>
      </text:list>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oft-page-break/><text:span text:style-name="T12"/></text:p>
      <text:p text:style-name="P12"><text:span text:style-name="T1">Administrador de </text:span><text:span text:style-name="T4">B</text:span><text:span text:style-name="T1">anco de </text:span><text:span text:style-name="T4">D</text:span><text:span text:style-name="T1">ados</text:span><text:span text:style-name="T2">(DBA)</text:span></text:p>
      <text:p text:style-name="P7"/>
      <text:p text:style-name="P1"><text:span text:style-name="T3">P</text:span><text:span text:style-name="T1">erfil:</text:span></text:p>
      <text:p text:style-name="P9">O papel pode incluir planejamento de capacidade, instalação, configuração, design de banco de dados, migração, monitoramento de desempenho, segurança, solução de problemas, além de backup e recuperação de dados.</text:p>
      <text:p text:style-name="P2"/>
      <text:p text:style-name="P8">Formação nescessaria:</text:p>
      <text:p text:style-name="P2"><text:span text:style-name="T5"><text:tab/>A</text:span><text:span text:style-name="T6"> maioria desses profissionais é formada por Engenheiros de Computação, Processamento de Dados ou Informática. Também existem cursos tecnológicos de Banco de Dados. </text:span></text:p>
      <text:p text:style-name="P10"><text:tab/>Existem muitas certificações disponíveis para se tornar um administrador de banco de dados certificado. Muitas dessas certificações são oferecidas pelos próprios fornecedores de banco de dados. As certitificações do administrador de banco de dados podem ser obtidas passando uma série de testes e às vezes outros requisitos. Escolas que oferecem graus de administração de banco de dados também podem ser encontradas.</text:p>
      <text:p text:style-name="P21">Por exemplo:</text:p>
      <text:list xml:id="list7362528594100490407" text:style-name="L1">
        <text:list-item>
          <text:p text:style-name="P27">IBM Certified Advanced Database Administrator - DB2 10.1 for Linux, Unix and Windows</text:p>
        </text:list-item>
        <text:list-item>
          <text:p text:style-name="P26">IBM Certified Database Administrator - DB2 10.1 for Linux, Unix, and Windows</text:p>
        </text:list-item>
        <text:list-item>
          <text:p text:style-name="P26">Oracle Database 12c Administrator Certified Professional</text:p>
        </text:list-item>
        <text:list-item>
          <text:p text:style-name="P26">Oracle MySQL 5.6 Database Administrator Certified Professional</text:p>
        </text:list-item>
        <text:list-item>
          <text:p text:style-name="P26">MCSA SQL Server 2012</text:p>
        </text:list-item>
        <text:list-item>
          <text:p text:style-name="P23">MCSE Data Platform Solutions Expert</text:p>
        </text:list-item>
      </text:list>
      <text:p text:style-name="P6"/>
      <text:p text:style-name="P6"/>
      <text:p text:style-name="P6"/>
      <text:p text:style-name="P6"/>
      <text:p text:style-name="P6"/>
      <text:p text:style-name="P6"/>
      <text:p text:style-name="P6"><text:soft-page-break/></text:p>
      <text:p text:style-name="P4"><text:span text:style-name="Strong_20_Emphasis"><text:span text:style-name="T8">Tarefas de um DBA:</text:span></text:span></text:p>
      <text:p text:style-name="P3">Resumidamente, um DBA deve gerenciar os bancos de dados de um ou mais sistemas (geralmente muitos sistemas). Em detalhes, as tarefas que ele deve <text:span text:style-name="T9">r</text:span>ealizar são:</text:p>
      <text:p text:style-name="P3"/>
      <text:list xml:id="list7068735706757528506" text:style-name="L2">
        <text:list-item>
          <text:p text:style-name="P11">Avaliar e definir o hardware necessário para instalar o BD e comportar os seus dados e acessos.</text:p>
        </text:list-item>
        <text:list-item>
          <text:p text:style-name="P11">Instalar o Software do BD, instalar atualizações e correções de bugs e tudo o que for necessário para manter a estrutura física e lógica do BD.</text:p>
        </text:list-item>
        <text:list-item>
          <text:p text:style-name="P11">Definir e criar tabelas, indices e outros objetos de BD.</text:p>
        </text:list-item>
        <text:list-item>
          <text:p text:style-name="P11">Criar o BD e garantir que ele esteja disponível para os usuários.</text:p>
        </text:list-item>
        <text:list-item>
          <text:p text:style-name="P11">Efetuar backups dos BD's e garantir que eles sejam recuperáveis.</text:p>
        </text:list-item>
        <text:list-item>
          <text:p text:style-name="P11">Criar usuários de BD e dar a eles privilégios de acesso aos dados, priorizando sempre a segurança dos dados, ou seja, os usuários devem ter o menor privilégio possível de acesso aos dados paraevitar riscos desnecessários e proteger o BD como um todo.</text:p>
        </text:list-item>
        <text:list-item>
          <text:p text:style-name="P11">Definir e implementar estratégias e planos para recuperar o BD em caso de falhas.</text:p>
        </text:list-item>
        <text:list-item>
          <text:p text:style-name="P11">Monitorar constantemente a performance do BD para identificar gargalos de desempenho e definir/implementar soluções para otimizar o seu desempenho. <text:s/></text:p>
        </text:list-item>
        <text:list-item>
          <text:p text:style-name="P11">Manter o tempo de resposta de acesso aos dados de acordo com as expectativas do usuários é o objetivo principal desta tarefa.</text:p>
        </text:list-item>
      </text:list>
      <text:p text:style-name="P6"/>
      <text:p text:style-name="P5">Habilidades e Conhecimentos:</text:p>
      <text:list xml:id="list8248441842165181328" text:style-name="L3">
        <text:list-item>
          <text:p text:style-name="P28"><text:span text:style-name="T7">Conhecimentos na </text:span><text:a xlink:type="simple" xlink:href="https://pt.wikipedia.org/w/index.php?title=Linguagem_de_programação_estruturada&amp;action=edit&amp;redlink=1" text:style-name="Internet_20_link" text:visited-style-name="Visited_20_Internet_20_Link"><text:span text:style-name="T7">linguagem estruturada</text:span></text:a><text:span text:style-name="T7"> </text:span><text:a xlink:type="simple" xlink:href="https://pt.wikipedia.org/wiki/SQL" text:style-name="Internet_20_link" text:visited-style-name="Visited_20_Internet_20_Link"><text:span text:style-name="T7">SQL</text:span></text:a><text:span text:style-name="T7">. </text:span></text:p>
        </text:list-item>
        <text:list-item>
          <text:p text:style-name="P28"><text:span text:style-name="T7">Conhecimentos em </text:span><text:a xlink:type="simple" xlink:href="https://pt.wikipedia.org/wiki/Estrutura_de_dados" text:style-name="Internet_20_link" text:visited-style-name="Visited_20_Internet_20_Link"><text:span text:style-name="T7">estrutura de banco de dados</text:span></text:a><text:span text:style-name="T7">, mais precisamente em </text:span><text:a xlink:type="simple" xlink:href="https://pt.wikipedia.org/wiki/Diagrama_entidade_relacionamento" text:style-name="Internet_20_link" text:visited-style-name="Visited_20_Internet_20_Link"><text:span text:style-name="T7">diagrama entidade-relacionamento</text:span></text:a><text:span text:style-name="T7">. </text:span></text:p>
        </text:list-item>
        <text:list-item>
          <text:p text:style-name="P28"><text:span text:style-name="T7">Entendimento básico de </text:span><text:a xlink:type="simple" xlink:href="https://pt.wikipedia.org/wiki/Arquitetura_de_computadores" text:style-name="Internet_20_link" text:visited-style-name="Visited_20_Internet_20_Link"><text:span text:style-name="T7">Arquitetura de computadores</text:span></text:a><text:span text:style-name="T7">. </text:span></text:p>
        </text:list-item>
        <text:list-item>
          <text:p text:style-name="P28"><text:span text:style-name="T7">Um bom entendimento do funcionamento dos </text:span><text:a xlink:type="simple" xlink:href="https://pt.wikipedia.org/wiki/Sistema_operativo" text:style-name="Internet_20_link" text:visited-style-name="Visited_20_Internet_20_Link"><text:span text:style-name="T7">sistemas operacionais</text:span></text:a><text:span text:style-name="T7">. </text:span></text:p>
        </text:list-item>
        <text:list-item>
          <text:p text:style-name="P25"><text:span text:style-name="T7">Domínio de </text:span><text:a xlink:type="simple" xlink:href="https://pt.wikipedia.org/wiki/SGBD" text:style-name="Internet_20_link" text:visited-style-name="Visited_20_Internet_20_Link"><text:span text:style-name="T7">SGBDs</text:span></text:a><text:span text:style-name="T7"> tais como </text:span><text:a xlink:type="simple" xlink:href="https://pt.wikipedia.org/wiki/Microsoft_SQL_Server" text:style-name="Internet_20_link" text:visited-style-name="Visited_20_Internet_20_Link"><text:span text:style-name="T7">Microsoft SQL Server</text:span></text:a><text:span text:style-name="T7">, </text:span><text:a xlink:type="simple" xlink:href="https://pt.wikipedia.org/wiki/PostgreSQL" text:style-name="Internet_20_link" text:visited-style-name="Visited_20_Internet_20_Link"><text:span text:style-name="T7">PostgreSQL</text:span></text:a><text:span text:style-name="T7">, </text:span><text:a xlink:type="simple" xlink:href="https://pt.wikipedia.org/wiki/MySQL" text:style-name="Internet_20_link" text:visited-style-name="Visited_20_Internet_20_Link"><text:span text:style-name="T7">MySQL</text:span></text:a><text:span text:style-name="T7">, </text:span><text:a xlink:type="simple" xlink:href="https://pt.wikipedia.org/wiki/Oracle_database" text:style-name="Internet_20_link" text:visited-style-name="Visited_20_Internet_20_Link"><text:span text:style-name="T7">Oracle database</text:span></text:a><text:span text:style-name="T7">, </text:span><text:a xlink:type="simple" xlink:href="https://pt.wikipedia.org/wiki/DB2" text:style-name="Internet_20_link" text:visited-style-name="Visited_20_Internet_20_Link"><text:span text:style-name="T7">DB2</text:span></text:a><text:span text:style-name="T7">. </text:span></text:p>
        </text:list-item>
      </text:list>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oft-page-break/><text:span text:style-name="T7"/></text:p>
      <text:p text:style-name="P20"><text:span text:style-name="T13">Analista de Segurança</text:span></text:p>
      <text:p text:style-name="P13"/>
      <text:p text:style-name="P14">Atividades principais: </text:p>
      <text:p text:style-name="P13"><text:s text:c="4"/>• <text:span text:style-name="T10">Projeto e manutenção do esquema de segurança da rede, incluindo a segurança de equipamentos (acesso físico), dos dados (acesso não-autorizado) e de sistemas operacionais de clientes e servidores; este profissional propõe, implementa e monitora a política de segurança quanto ao uso de recursos computacionais. </text:span></text:p>
      <text:p text:style-name="P13"/>
      <text:p text:style-name="P14">Atividades adicionais:</text:p>
      <text:p text:style-name="P13"><text:s text:c="4"/>• <text:span text:style-name="T10">Configuração e manutenção da segurança de rede;</text:span></text:p>
      <text:p text:style-name="P13"><text:s text:c="4"/>• <text:span text:style-name="T10">Monitoramento constante de aspectos novos relacionados à segurança (novas técnicas de invasão, novos bugs de segurança encontrados em produtos na rede, etc). </text:span></text:p>
      <text:p text:style-name="P13"/>
      <text:p text:style-name="P14">Pré-requisitos normalmente exigidos:</text:p>
      <text:p text:style-name="P13"><text:s text:c="4"/>• <text:span text:style-name="T10">Profundo conhecimento do protocolo TCP/IP e dos sistemas operacionais de clientes e de servidores existentes na empresa;</text:span></text:p>
      <text:p text:style-name="P13"><text:s text:c="4"/>• <text:span text:style-name="T10">Em algumas empresas, exige-se que o Analista de Segurança também conheça as linguagens de programação utilizadas pela empresa, este profissional é bem mais raro de se encontrar no mercado e seu salário é proporcionalmente maior. </text:span></text:p>
      <text:p text:style-name="P13"><text:s text:c="4"/>• <text:span text:style-name="T10">Profundo conhecimento de configuração e “atualização de regras” em firewalls; </text:span></text:p>
      <text:p text:style-name="P13"><text:s text:c="4"/>• <text:span text:style-name="T10">Conhecimento de protocolos típicos de inter-redes (Frame Relay, X25, ATM, etc.); </text:span></text:p>
      <text:p text:style-name="P13"><text:s text:c="4"/>• <text:span text:style-name="T10">Uso de ferramentas de monitoramento de tráfego de rede, incluindo sniffers. </text:span></text:p>
      <text:p text:style-name="P13"/>
      <text:p text:style-name="P14">Exigência de nível superior: </text:p>
      <text:p text:style-name="P13"><text:s text:c="4"/>• <text:span text:style-name="T10">Nem sempre, embora recomendável. </text:span></text:p>
      <text:p text:style-name="P13"/>
      <text:p text:style-name="P14">Certificações recomendadas: </text:p>
      <text:p text:style-name="P13"><text:s text:c="4"/>• <text:span text:style-name="T10">MCSE (com ênfase nos 3 exames de segurança);</text:span></text:p>
      <text:p text:style-name="P13"><text:s text:c="4"/>• <text:span text:style-name="T10">Certificações de segurança (Cisco, CheckPoint, etc). </text:span></text:p>
      <text:p text:style-name="P13"/>
      <text:p text:style-name="P13">O papel do Analista de Segurança <text:s/>se tornou muito importante nos últimos anos, onde a preocupação com a proteção da Informação está se tornando cada vez maior. Inclusive também, pela evolução dos métodos de ataques e exploração de vulnerabilidades de sistemas e recursos que temos hoje dentro da área de Tecnologia da Informação.</text:p>
      <text:p text:style-name="P13">Não é só uma questão técnica, mas muito conceitual e política. Um Analista de Segurança atua buscando minimizar os riscos corporativos quanto ao roubo de informações, na detecção de vulnerabilidades em sistemas, servidores, aplicações, realiza análises de risco e monta planos para mitigá-los. Isso inclui também a parte de auditoria e controle de processos, procurando encontrar não conformidades e falhas de processos e corrigi-los. </text:p>
      <text:p text:style-name="P13">Quanto à parte mais técnica, pode atuar na criação e configuração de ambientes seguros de rede físicos e lógicos, definir e manter as políticas de segurança de rede, gerenciar equipamentos e softwares que previnem o ambiente contra ataques como: firewall, servidores de antivírus, filtros de spam, gerenciamento de patches, etc.</text:p>
      <text:p text:style-name="P24"><text:span text:style-name="T7"/></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Arial1"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1T14:13:27.126022634</meta:creation-date>
    <dc:date>2017-10-17T20:10:29.903882875</dc:date>
    <meta:editing-duration>PT26M7S</meta:editing-duration>
    <meta:editing-cycles>3</meta:editing-cycles>
    <meta:generator>LibreOffice/5.0.6.2$Linux_X86_64 LibreOffice_project/00m0$Build-2</meta:generator>
    <dc:creator>PTCE </dc:creator>
    <meta:document-statistic meta:table-count="0" meta:image-count="0" meta:object-count="0" meta:page-count="4" meta:paragraph-count="76" meta:word-count="1105" meta:character-count="7244" meta:non-whitespace-character-count="6186"/>
  </office:meta>
</office:document-meta>
</file>